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9000002C279F12414730D3A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545cm" svg:height="7.868cm" svg:x="0.155cm" svg:y="0.17cm">
          <draw:image xlink:href="Pictures/1000000000000519000002C279F12414730D3A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8T07:36:39.552000000</dc:date>
    <meta:editing-duration>PT2M53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